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93cm" fo:min-width="3.759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782cm" fo:min-width="3.256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909cm" fo:min-width="3.437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2.929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1.782cm"/>
    </style:style>
    <style:style style:name="gr10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023cm" svg:height="4.445cm" svg:x="7.931cm" svg:y="11.033cm">
          <text:p text:style-name="P1">&lt;&lt;Browser&gt;&gt;</text:p>
          <text:p text:style-name="P1">Time Clock Sys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756cm" svg:height="2.032cm" svg:x="8.928cm" svg:y="5.318cm">
          <text:p text:style-name="P1">Bursar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937cm" svg:height="2.159cm" svg:x="8.347cm" svg:y="19.515cm">
          <text:p text:style-name="P1">Brow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429cm" svg:height="2.794cm" svg:x="1.127cm" svg:y="11.795cm">
          <text:p text:style-name="P1">LDAP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8.763cm" svg:height="1.427cm" svg:x="11.414cm" svg:y="8.012cm">
          <draw:text-box>
            <text:p><text:span text:style-name="T1">Send data (time sheets, payments)</text:span></text:p>
          </draw:text-box>
        </draw:frame>
        <draw:line draw:style-name="gr6" draw:text-style-name="P1" draw:layer="layout" svg:x1="7.858cm" svg:y1="13.446cm" svg:x2="4.556cm" svg:y2="13.446cm">
          <text:p/>
        </draw:line>
        <draw:line draw:style-name="gr6" draw:text-style-name="P1" draw:layer="layout" svg:x1="10.652cm" svg:y1="11.16cm" svg:x2="10.652cm" svg:y2="7.35cm">
          <text:p/>
        </draw:line>
        <draw:line draw:style-name="gr6" draw:text-style-name="P1" draw:layer="layout" svg:x1="4.556cm" svg:y1="12.811cm" svg:x2="7.985cm" svg:y2="12.811cm">
          <text:p/>
        </draw:line>
        <draw:frame draw:style-name="gr7" draw:text-style-name="P2" draw:layer="layout" svg:width="7.523cm" svg:height="1.673cm" svg:x="1.605cm" svg:y="10.271cm">
          <draw:text-box>
            <text:p><text:span text:style-name="T1">Send back the validation of the credentials</text:span></text:p>
          </draw:text-box>
        </draw:frame>
        <draw:line draw:style-name="gr6" draw:text-style-name="P1" draw:layer="layout" svg:x1="10.017cm" svg:y1="15.351cm" svg:x2="10.017cm" svg:y2="19.542cm">
          <text:p/>
        </draw:line>
        <draw:frame draw:style-name="gr8" draw:text-style-name="P2" draw:layer="layout" svg:width="9.017cm" svg:height="1.016cm" svg:x="10.906cm" svg:y="15.859cm">
          <draw:text-box>
            <text:p><text:span text:style-name="T1">Send access request to Web server</text:span></text:p>
          </draw:text-box>
        </draw:frame>
        <draw:line draw:style-name="gr6" draw:text-style-name="P1" draw:layer="layout" svg:x1="10.779cm" svg:y1="19.542cm" svg:x2="10.779cm" svg:y2="15.478cm">
          <text:p/>
        </draw:line>
        <draw:frame draw:style-name="gr9" draw:text-style-name="P2" draw:layer="layout" svg:width="8.509cm" svg:height="2.032cm" svg:x="3.159cm" svg:y="17.129cm">
          <draw:text-box>
            <text:p><text:span text:style-name="T1">Display the contents as a structure of HTML</text:span></text:p>
          </draw:text-box>
        </draw:frame>
        <draw:frame draw:style-name="gr10" draw:text-style-name="P2" draw:layer="layout" svg:width="6.604cm" svg:height="1.427cm" svg:x="2.27cm" svg:y="14.813cm">
          <draw:text-box>
            <text:p text:style-name="P2"><text:span text:style-name="T1">Send the username and password to LDAP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1T00:30:57.749000000</meta:creation-date>
    <dc:date>2016-11-29T20:53:05.661000000</dc:date>
    <meta:editing-duration>PT22H57M38S</meta:editing-duration>
    <meta:editing-cycles>3</meta:editing-cycles>
    <meta:generator>LibreOffice/4.3.5.2$Windows_x86 LibreOffice_project/3a87456aaa6a95c63eea1c1b3201acedf0751bd5</meta:generator>
    <meta:document-statistic meta:object-count="14"/>
  </office:meta>
</office:document-meta>
</file>